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3pt" style:font-size-asian="13pt" style:font-size-complex="13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position="0% 100%" fo:font-size="11pt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Reina Hoje</text:p>
      <text:p text:style-name="Standard"/>
      <text:p text:style-name="Standard"><text:span text:style-name="T9">Intro</text:span>: <text:span text:style-name="T8">G Bm C D</text:span> </text:p>
      <text:p text:style-name="Standard"/>
      <text:p text:style-name="P2"><text:s text:c="8"/><text:span text:style-name="T5">G</text:span><text:tab/><text:tab/><text:tab/><text:span text:style-name="T5">Bm</text:span> <text:s text:c="7"/><text:span text:style-name="T5">C</text:span> <text:tab/> <text:s text:c="4"/><text:tab/><text:span text:style-name="T5">D</text:span></text:p>
      <text:p text:style-name="P1">Os Reis da terra se prostrarão, ante a ti, Senhor</text:p>
      <text:p text:style-name="P2"><text:s text:c="14"/><text:span text:style-name="T5">G</text:span><text:tab/><text:tab/><text:span text:style-name="T5">Bm</text:span> </text:p>
      <text:p text:style-name="P1">Sim, os poderosos virão a ti</text:p>
      <text:p text:style-name="P2"><text:span text:style-name="T5">C</text:span><text:tab/> <text:s text:c="5"/><text:span text:style-name="T5">D</text:span> <text:s/><text:tab/><text:tab/><text:span text:style-name="T5">G</text:span><text:tab/><text:span text:style-name="T5">Bm</text:span> <text:s text:c="10"/><text:span text:style-name="T5">C</text:span><text:tab/> <text:span text:style-name="T5">D</text:span></text:p>
      <text:p text:style-name="P1">E confessarão o teu pode--------er, Senho-----or</text:p>
      <text:p text:style-name="P2"><text:s text:c="11"/><text:span text:style-name="T5">G</text:span><text:tab/> <text:s text:c="4"/><text:span text:style-name="T5">Bm</text:span><text:tab/><text:tab/> <text:s/><text:span text:style-name="T5">C</text:span> <text:s text:c="6"/><text:span text:style-name="T5">D</text:span></text:p>
      <text:p text:style-name="P1">Não apenas de palavras, reina ho-----oje, <text:s/></text:p>
      <text:p text:style-name="P2"><text:s text:c="11"/><text:span text:style-name="T5">G</text:span><text:tab/> <text:s text:c="4"/><text:span text:style-name="T5">Bm</text:span><text:tab/><text:tab/> <text:s/><text:span text:style-name="T5">C</text:span> <text:s text:c="6"/><text:span text:style-name="T5">D</text:span></text:p>
      <text:p text:style-name="P1">Não apenas de palavras, reina ho------oje,</text:p>
      <text:p text:style-name="P1"/>
      <text:p text:style-name="P1"/>
      <text:p text:style-name="P2"><text:span text:style-name="T5">G</text:span> <text:s text:c="8"/><text:span text:style-name="T5">D9</text:span>/<text:span text:style-name="T5">G</text:span> <text:span text:style-name="T5">C/B</text:span> <text:tab/> <text:span text:style-name="T5">D9 <text:s/><text:tab/> <text:s text:c="6"/>G<text:tab/> <text:s text:c="6"/>Bm <text:s text:c="8"/>C<text:tab/> <text:s text:c="2"/>D</text:span></text:p>
      <text:p text:style-name="P1">Reina hoje, <text:s/>reina hoje entre nó-----os, Senho---------or</text:p>
      <text:p text:style-name="P2"><text:span text:style-name="T5">G</text:span> <text:s text:c="8"/><text:span text:style-name="T5">D9</text:span>/<text:span text:style-name="T5">G</text:span> <text:span text:style-name="T5">C/B</text:span> <text:tab/> <text:span text:style-name="T5">D9 <text:s/><text:tab/> <text:s text:c="6"/>G<text:tab/> <text:s text:c="6"/>Bm <text:s text:c="8"/>C<text:tab/> <text:s text:c="2"/>D</text:span></text:p>
      <text:p text:style-name="P1">Reina hoje, <text:s/>reina hoje entre nó-----os, Senho---------or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9T15:53:52</meta:creation-date>
    <dc:date>2016-03-29T17:12:05</dc:date>
    <meta:editing-duration>PT12M43S</meta:editing-duration>
    <meta:editing-cycles>5</meta:editing-cycles>
    <meta:generator>OpenOffice/4.1.2$Linux OpenOffice.org_project/412m3$Build-9782</meta:generator>
    <meta:document-statistic meta:table-count="0" meta:image-count="0" meta:object-count="0" meta:page-count="1" meta:paragraph-count="16" meta:word-count="99" meta:character-count="618"/>
  </office:meta>
</office:document-meta>
</file>